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0.6729in"/>
    </style:style>
    <style:style style:name="TableColumn4" style:family="table-column">
      <style:table-column-properties style:column-width="1.4569in"/>
    </style:style>
    <style:style style:name="TableColumn5" style:family="table-column">
      <style:table-column-properties style:column-width="0.7361in"/>
    </style:style>
    <style:style style:name="TableColumn6" style:family="table-column">
      <style:table-column-properties style:column-width="1.6493in"/>
    </style:style>
    <style:style style:name="TableColumn7" style:family="table-column">
      <style:table-column-properties style:column-width="0.4965in"/>
    </style:style>
    <style:style style:name="TableColumn8" style:family="table-column">
      <style:table-column-properties style:column-width="1.6722in"/>
    </style:style>
    <style:style style:name="Table2" style:family="table">
      <style:table-properties style:width="6.684in" fo:margin-left="0in" table:align="center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29" style:family="table-cell">
      <style:table-cell-properties fo:border="0.0069in solid #99999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35" style:family="table-row">
      <style:table-row-properties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48" style:family="table-row">
      <style:table-row-properties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9" style:family="table-cell">
      <style:table-cell-properties fo:border="0.0069in solid #99999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61" style:family="table-row">
      <style:table-row-properties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74" style:family="table-row">
      <style:table-row-properties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87" style:family="table-row">
      <style:table-row-properties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Times New Roman" style:font-name-complex="Times New Roman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2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Times New Roman" style:font-name-asian="Times New Roman" style:font-name-complex="Times New Roman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 fo:margin-left="4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1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2" style:parent-style-name="ListParagraph" style:list-style-name="LFO1" style:family="paragraph"/>
    <style:style style:name="T1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Internetlink" style:family="text">
      <style:text-properties style:font-name="Times New Roman" style:font-name-complex="Times New Roman" style:use-window-font-color="true" fo:font-size="12pt" style:font-size-asian="12pt" style:font-size-complex="12pt" style:text-underline-type="none"/>
    </style:style>
    <style:style style:name="P168" style:parent-style-name="ListParagraph" style:list-style-name="LFO1" style:family="paragraph"/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5" style:parent-style-name="ListParagraph" style:list-style-name="LFO1" style:family="paragraph"/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9" style:parent-style-name="ListParagraph" style:list-style-name="LFO1" style:family="paragraph"/>
    <style:style style:name="T1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5" style:parent-style-name="ListParagraph" style:list-style-name="LFO1" style:family="paragraph"/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0" style:parent-style-name="ListParagraph" style:list-style-name="LFO1" style:family="paragraph"/>
    <style:style style:name="T1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7" style:parent-style-name="ListParagraph" style:list-style-name="LFO1" style:family="paragraph"/>
    <style:style style:name="T1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Bill of material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art No.</text:p>
          </table:table-cell>
          <table:table-cell table:style-name="TableCell12">
            <text:p text:style-name="P13">Part Name</text:p>
          </table:table-cell>
          <table:table-cell table:style-name="TableCell14">
            <text:p text:style-name="P15">Quantity</text:p>
          </table:table-cell>
          <table:table-cell table:style-name="TableCell16">
            <text:p text:style-name="P17">Material</text:p>
          </table:table-cell>
          <table:table-cell table:style-name="TableCell18">
            <text:p text:style-name="P19">cost</text:p>
          </table:table-cell>
          <table:table-cell table:style-name="TableCell20">
            <text:p text:style-name="P21">Source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Enclosure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PLA</text:p>
          </table:table-cell>
          <table:table-cell table:style-name="TableCell31">
            <text:p text:style-name="P32">5$</text:p>
          </table:table-cell>
          <table:table-cell table:style-name="TableCell33">
            <text:p text:style-name="P34">3D printing Lab MTU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Main Plunger</text:p>
          </table:table-cell>
          <table:table-cell table:style-name="TableCell40">
            <text:p text:style-name="P41">1</text:p>
          </table:table-cell>
          <table:table-cell table:style-name="TableCell42">
            <text:p text:style-name="P43">PLA</text:p>
          </table:table-cell>
          <table:table-cell table:style-name="TableCell44">
            <text:p text:style-name="P45">4$</text:p>
          </table:table-cell>
          <table:table-cell table:style-name="TableCell46">
            <text:p text:style-name="P47">3D printing Lab MTU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P52">Syringe Holder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PLA</text:p>
          </table:table-cell>
          <table:table-cell table:style-name="TableCell57">
            <text:p text:style-name="P58">5$</text:p>
          </table:table-cell>
          <table:table-cell table:style-name="TableCell59">
            <text:p text:style-name="P60">3D printing Lab MTU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1ml Syringe</text:p>
          </table:table-cell>
          <table:table-cell table:style-name="TableCell66">
            <text:p text:style-name="P67">4</text:p>
          </table:table-cell>
          <table:table-cell table:style-name="TableCell68">
            <text:p text:style-name="P69">Disposable plastic</text:p>
          </table:table-cell>
          <table:table-cell table:style-name="TableCell70">
            <text:p text:style-name="P71">3.9$</text:p>
          </table:table-cell>
          <table:table-cell table:style-name="TableCell72">
            <text:p text:style-name="P73">Allegromedical</text:p>
          </table:table-cell>
        </table:table-row>
        <table:table-row table:style-name="TableRow74">
          <table:table-cell table:style-name="TableCell75">
            <text:p text:style-name="P76">5</text:p>
          </table:table-cell>
          <table:table-cell table:style-name="TableCell77">
            <text:p text:style-name="P78">Compression Spring</text:p>
          </table:table-cell>
          <table:table-cell table:style-name="TableCell79">
            <text:p text:style-name="P80">4</text:p>
          </table:table-cell>
          <table:table-cell table:style-name="TableCell81">
            <text:p text:style-name="P82">Stainless steel</text:p>
          </table:table-cell>
          <table:table-cell table:style-name="TableCell83">
            <text:p text:style-name="P84">2.5$</text:p>
          </table:table-cell>
          <table:table-cell table:style-name="TableCell85">
            <text:p text:style-name="P86">Macmaster</text:p>
          </table:table-cell>
        </table:table-row>
        <table:table-row table:style-name="TableRow87">
          <table:table-cell table:style-name="TableCell88">
            <text:p text:style-name="P89">6</text:p>
          </table:table-cell>
          <table:table-cell table:style-name="TableCell90">
            <text:p text:style-name="P91">Female adaptor</text:p>
          </table:table-cell>
          <table:table-cell table:style-name="TableCell92">
            <text:p text:style-name="P93">4</text:p>
          </table:table-cell>
          <table:table-cell table:style-name="TableCell94">
            <text:p text:style-name="P95"><text:s/>Disposable Plastic</text:p>
          </table:table-cell>
          <table:table-cell table:style-name="TableCell96">
            <text:p text:style-name="P97">1.8$</text:p>
          </table:table-cell>
          <table:table-cell table:style-name="TableCell98">
            <text:p text:style-name="P99">Cole-Parmer Scientific experts</text:p>
          </table:table-cell>
        </table:table-row>
        <table:table-row table:style-name="TableRow100">
          <table:table-cell table:style-name="TableCell101">
            <text:p text:style-name="P102">7</text:p>
          </table:table-cell>
          <table:table-cell table:style-name="TableCell103">
            <text:p text:style-name="P104"><draw:frame draw:style-name="a0" text:anchor-type="as-char" svg:x="0in" svg:y="0in" svg:width="0.45833in" svg:height="0.18333in" style:rel-width="scale" style:rel-height="scale"><draw:object xlink:href="Object 1/" xlink:type="simple" xlink:show="embed" xlink:actuate="onLoad"/></draw:frame><text:span text:style-name="T105"><text:s/>universal pipette tips</text:span></text:p>
          </table:table-cell>
          <table:table-cell table:style-name="TableCell106">
            <text:p text:style-name="P107">4</text:p>
          </table:table-cell>
          <table:table-cell table:style-name="TableCell108">
            <text:p text:style-name="P109">Disposable Plastic</text:p>
          </table:table-cell>
          <table:table-cell table:style-name="TableCell110">
            <text:p text:style-name="P111">0.5$</text:p>
          </table:table-cell>
          <table:table-cell table:style-name="TableCell112">
            <text:p text:style-name="P113">Amazon</text:p>
          </table:table-cell>
        </table:table-row>
        <table:table-row table:style-name="TableRow114">
          <table:table-cell table:style-name="TableCell115">
            <text:p text:style-name="P116">8</text:p>
          </table:table-cell>
          <table:table-cell table:style-name="TableCell117">
            <text:p text:style-name="P118"><text:span text:style-name="T119">Silicon medical tubing 3/16” OD</text:span></text:p>
          </table:table-cell>
          <table:table-cell table:style-name="TableCell120">
            <text:p text:style-name="P121">1 foot</text:p>
            <text:p text:style-name="P122"/>
          </table:table-cell>
          <table:table-cell table:style-name="TableCell123">
            <text:p text:style-name="P124">Silicon</text:p>
          </table:table-cell>
          <table:table-cell table:style-name="TableCell125">
            <text:p text:style-name="P126">1.2$</text:p>
          </table:table-cell>
          <table:table-cell table:style-name="TableCell127">
            <text:p text:style-name="P128">Freshwatersystems.com</text:p>
          </table:table-cell>
        </table:table-row>
        <table:table-row table:style-name="TableRow129">
          <table:table-cell table:style-name="TableCell130">
            <text:p text:style-name="P131">9</text:p>
          </table:table-cell>
          <table:table-cell table:style-name="TableCell132">
            <text:p text:style-name="P133"><draw:frame draw:style-name="a1" text:anchor-type="as-char" svg:x="0in" svg:y="0in" svg:width="0.81667in" svg:height="0.18333in" style:rel-width="scale" style:rel-height="scale"><draw:object xlink:href="Object 2/" xlink:type="simple" xlink:show="embed" xlink:actuate="onLoad"/></draw:frame><text:span text:style-name="T134"><text:s/>bolt</text:span>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Stainless steel</text:p>
          </table:table-cell>
          <table:table-cell table:style-name="TableCell139">
            <text:p text:style-name="P140">0.5$</text:p>
          </table:table-cell>
          <table:table-cell table:style-name="TableCell141">
            <text:p text:style-name="P142">Macmaster</text:p>
          </table:table-cell>
        </table:table-row>
        <table:table-row table:style-name="TableRow143">
          <table:table-cell table:style-name="TableCell144">
            <text:p text:style-name="P145">10</text:p>
          </table:table-cell>
          <table:table-cell table:style-name="TableCell146">
            <text:p text:style-name="P147"><draw:frame draw:style-name="a2" text:anchor-type="as-char" svg:x="0in" svg:y="0in" svg:width="0.21667in" svg:height="0.18333in" style:rel-width="scale" style:rel-height="scale"><draw:object xlink:href="Object 3/" xlink:type="simple" xlink:show="embed" xlink:actuate="onLoad"/></draw:frame><text:span text:style-name="T148"><text:s/>Nut</text:span>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Stainless steel</text:p>
          </table:table-cell>
          <table:table-cell table:style-name="TableCell153">
            <text:p text:style-name="P154">0.5$</text:p>
          </table:table-cell>
          <table:table-cell table:style-name="TableCell155">
            <text:p text:style-name="P156">Macmaster</text:p>
          </table:table-cell>
        </table:table-row>
        <table:table-row table:style-name="TableRow157">
          <table:table-cell table:style-name="TableCell158" table:number-columns-spanned="6">
            <text:p text:style-name="P159">Total cost = 24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ext:p text:style-name="P161">Links</text:p>
      <text:list text:style-name="LFO1" text:continue-numbering="true">
        <text:list-item>
          <text:p text:style-name="P162"><text:span text:style-name="T163">1ml Syringe:</text:span><text:span text:style-name="T164"><text:s/></text:span><text:a xlink:href="https://www.allegromedical.com/syringes-c570/syringe-luer-lok-1cc-sp-p550722.html" office:target-frame-name="_top" xlink:show="replace"><text:span text:style-name="T165">https://www.allegromedical.com/syringes-c570/syringe-luer-lok-1cc-sp-p550722.html</text:span></text:a><text:span text:style-name="T166"><text:s/></text:span><text:span text:style-name="T167"><text:s/></text:span></text:p>
        </text:list-item>
        <text:list-item>
          <text:p text:style-name="P168"><text:span text:style-name="T169">Compression Springs (</text:span><text:span text:style-name="T170">part number: 9657K348</text:span><text:span text:style-name="T171">)</text:span><text:span text:style-name="T172">:<text:s/></text:span><text:a xlink:href="https://www.mcmaster.com/9657K348/" office:target-frame-name="_top" xlink:show="replace"><text:span text:style-name="T173">https://www.mcmaster.com/9657K348/</text:span></text:a><text:span text:style-name="T174"><text:s/></text:span></text:p>
        </text:list-item>
        <text:list-item>
          <text:p text:style-name="P175"><text:span text:style-name="T176">Female Adapter for 1ml syringe:<text:s/></text:span><text:a xlink:href="https://www.coleparmer.com/i/masterflex-fitting-polypropylene-straight-female-luer-to-hose-barb-adapter-1-8-id-25-pk/3080008?pubid=EW" office:target-frame-name="_top" xlink:show="replace"><text:span text:style-name="T177">https://www.coleparmer.com/i/masterflex-fitting-polypropylene-straight-female-luer-to-hose-barb-adapter-1-8-id-25-pk/3080008?pubid=EW</text:span></text:a><text:span text:style-name="T178"><text:s/></text:span></text:p>
        </text:list-item>
        <text:list-item>
          <text:p text:style-name="P179"><text:span text:style-name="T180"><text:s/></text:span><text:span text:style-name="T181">300 μL universal pipette tips</text:span><text:span text:style-name="T182">:<text:s/></text:span><text:a xlink:href="https://www.amazon.com/Scientific-Universal-Pipette-Tips-Pack/dp/B07X3NYBJ1" office:target-frame-name="_top" xlink:show="replace"><text:span text:style-name="T183">https://www.amazon.com/Scientific-Universal-Pipette-Tips-Pack/dp/B07X3NYBJ1</text:span></text:a><text:span text:style-name="T184"><text:s/></text:span></text:p>
        </text:list-item>
        <text:list-item>
          <text:p text:style-name="P185"><text:span text:style-name="T186">Silicon medical tubing 3/16” OD</text:span><text:span text:style-name="T187">:<text:s/></text:span><text:a xlink:href="https://www.freshwatersystems.com/products/silcon-medical-silicone-tubing-1-16-id-x-3-16-od-x-1?variant=32511638765643" office:target-frame-name="_top" xlink:show="replace"><text:span text:style-name="T188">https://www.freshwatersystems.com/products/silcon-medical-silicone-tubing-1-16-id-x-3-16-od-x-1?variant=32511638765643</text:span></text:a><text:span text:style-name="T189"><text:s/></text:span></text:p>
        </text:list-item>
        <text:list-item>
          <text:p text:style-name="P190"><text:span text:style-name="T191">M3×35mm bolt</text:span><text:span text:style-name="T192"><text:s/></text:span><text:span text:style-name="T193">(part number: 91287A026)</text:span><text:span text:style-name="T194">:<text:s/></text:span><text:a xlink:href="https://www.mcmaster.com/91287A026/" office:target-frame-name="_top" xlink:show="replace"><text:span text:style-name="T195">https://www.mcmaster.com/91287A026/</text:span></text:a><text:span text:style-name="T196"><text:s/></text:span></text:p>
        </text:list-item>
        <text:list-item>
          <text:p text:style-name="P197"><text:span text:style-name="T198">M3 Nut</text:span><text:span text:style-name="T199"><text:s/></text:span><text:span text:style-name="T200">(part number: 90591A121)</text:span><text:span text:style-name="T201">:<text:s/></text:span><text:a xlink:href="https://www.mcmaster.com/90591A121/" office:target-frame-name="_top" xlink:show="replace"><text:span text:style-name="T202">https://www.mcmaster.com/90591A121/</text:span></text:a><text:span text:style-name="T203">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ubham Chinchane</meta:initial-creator>
    <dc:creator>Shubham Chinchane</dc:creator>
    <meta:creation-date>2020-12-15T09:14:00Z</meta:creation-date>
    <dc:date>2020-12-15T09:27:00Z</dc:date>
    <meta:template xlink:href="Normal" xlink:type="simple"/>
    <meta:editing-cycles>1</meta:editing-cycles>
    <meta:editing-duration>PT660S</meta:editing-duration>
    <meta:document-statistic meta:page-count="1" meta:paragraph-count="4" meta:word-count="304" meta:character-count="2036" meta:row-count="14" meta:non-whitespace-character-count="1736"/>
  </office:meta>
</office:document-meta>
</file>

<file path=Object 1/content.xml><?xml version="1.0" encoding="utf-8"?>
<mml:math xmlns:mml="http://www.w3.org/1998/Math/MathML" xmlns:m="http://schemas.openxmlformats.org/officeDocument/2006/math">
  <mml:mn>300</mml:mn>
  <mml:mi> </mml:mi>
  <mml:mi>μ</mml:mi>
  <mml:mi>L</mml:mi>
</mml:math>
</file>

<file path=Object 2/content.xml><?xml version="1.0" encoding="utf-8"?>
<mml:math xmlns:mml="http://www.w3.org/1998/Math/MathML" xmlns:m="http://schemas.openxmlformats.org/officeDocument/2006/math">
  <mml:mi>M</mml:mi>
  <mml:mn>3</mml:mn>
  <mml:mo>×</mml:mo>
  <mml:mn>35</mml:mn>
  <mml:mi>m</mml:mi>
  <mml:mi>m</mml:mi>
</mml:math>
</file>

<file path=Object 3/content.xml><?xml version="1.0" encoding="utf-8"?>
<mml:math xmlns:mml="http://www.w3.org/1998/Math/MathML" xmlns:m="http://schemas.openxmlformats.org/officeDocument/2006/math">
  <mml:mi>M</mml:mi>
  <mml:mn>3</mml:mn>
</mml:math>
</file>